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333333" fo:font-size="10.5pt" style:font-size-asian="10.5pt" style:font-size-complex="10.5pt"/>
    </style:style>
    <style:style style:name="P2" style:family="paragraph" style:parent-style-name="Standard">
      <style:text-properties fo:color="#333333" style:font-name="Open Sans" fo:font-size="16pt" fo:font-weight="bold" style:font-size-asian="16pt" style:font-weight-asian="bold" style:font-name-complex="Open Sans1" style:font-size-complex="16pt" style:font-weight-complex="bold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333333" style:font-name="Open Sans" fo:font-size="16pt" fo:font-weight="bold" style:font-size-asian="16pt" style:font-weight-asian="bold" style:font-name-complex="Open Sans1" style:font-size-complex="16pt" style:font-weight-complex="bold"/>
    </style:style>
    <style:style style:name="T2" style:family="text">
      <style:text-properties fo:color="#333333" style:font-name="Open Sans" fo:font-size="10.5pt" style:font-size-asian="10.5pt" style:font-name-complex="Open Sans1" style:font-size-complex="10.5pt"/>
    </style:style>
    <style:style style:name="T3" style:family="text">
      <style:text-properties fo:color="#333333" style:font-name="Open Sans" fo:font-size="10.5pt" fo:font-weight="bold" style:font-size-asian="10.5pt" style:font-weight-asian="bold" style:font-name-complex="Open Sans1" style:font-size-complex="10.5pt" style:font-weight-complex="bold"/>
    </style:style>
    <style:style style:name="T4" style:family="text">
      <style:text-properties fo:color="#333333" fo:font-size="10.5pt" style:font-size-asian="10.5pt" style:font-size-complex="10.5pt"/>
    </style:style>
    <style:style style:name="T5" style:family="text">
      <style:text-properties fo:color="#333333" fo:font-size="10.5pt" fo:language="fi" fo:country="FI" style:font-size-asian="10.5pt" style:font-size-complex="10.5pt"/>
    </style:style>
    <style:style style:name="T6" style:family="text">
      <style:text-properties fo:color="#333333" style:font-name="Tahoma" fo:font-size="10.5pt" style:font-size-asian="10.5pt" style:font-name-complex="Tahoma1" style:font-size-complex="10.5pt"/>
    </style:style>
    <style:style style:name="T7" style:family="text">
      <style:text-properties fo:color="#333333" style:font-name="Tahoma" fo:font-size="10.5pt" fo:language="fi" fo:country="FI" style:font-size-asian="10.5pt" style:font-name-complex="Tahoma1" style:font-size-complex="10.5pt"/>
    </style:style>
    <style:style style:name="T8" style:family="text">
      <style:text-properties fo:color="#222222" style:font-name="Tahoma" style:font-name-complex="Tahom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oBack"/><text:span text:style-name="gmail-navn"><text:span text:style-name="T1">Marit Myrvoll</text:span></text:span></text:p>
      <text:p text:style-name="P1"/>
      <text:p text:style-name="P1"/>
      <text:p text:style-name="Standard"><text:span text:style-name="T3">Forsker</text:span></text:p>
      <text:p text:style-name="P1"/>
      <text:p text:style-name="Standard"><text:span text:style-name="T3">Tromsø</text:span></text:p>
      <text:p text:style-name="P1"/>
      <text:p text:style-name="P1"/>
      <text:p text:style-name="P1"/>
      <text:p text:style-name="Standard"><text:span text:style-name="T6">Marit Myrvoll er forsker ved </text:span><text:span text:style-name="T8">Samisk nasjonal kompetansetjeneste psykisk helsevern og rus (SANKS), Sámi Klinihkka, Finnmarkssykehuset HF. </text:span><text:span text:style-name="T6">Hun er sosialantropolog (PhD) og har jobbet med perspektiver på kultur, identitet og samfunn, samt forvaltning av kulturminner, kulturhistorie og religiøs tro. Myrvoll har tidligere arbeidet i grunnskolen, Sametinget, hos Riksantikvaren, som museumsleder og som forsker.</text:span></text:p>
      <text:p text:style-name="Standard"/>
      <text:p text:style-name="Standard"/>
      <text:p text:style-name="P2"><text:span text:style-name="gmail-navn"/></text:p>
      <text:p text:style-name="P2"><text:span text:style-name="gmail-navn"/></text:p>
      <text:p text:style-name="Standard"><text:span text:style-name="gmail-navn"><text:span text:style-name="T1">Marit Myrvoll</text:span></text:span></text:p>
      <text:p text:style-name="P1"/>
      <text:p text:style-name="P1"/>
      <text:p text:style-name="Standard"><text:span text:style-name="T3">Tutkiija</text:span></text:p>
      <text:p text:style-name="P1"/>
      <text:p text:style-name="Standard"><text:span text:style-name="T3">Tromssa</text:span></text:p>
      <text:p text:style-name="P1"/>
      <text:p text:style-name="P1"/>
      <text:p text:style-name="P1"/>
      <text:p text:style-name="Standard"><text:span text:style-name="T6">Marit Myrvoll oon tutkiija SANKSissa (</text:span><text:span text:style-name="T8">Samisk nasjonal kompetansetjeneste psykisk helsevern og rus), Sámi Klinihkka, Finnmarkssykehuset HF. </text:span><text:span text:style-name="T7">Hän oon sosiaaliantropoloogi (PhD) ja oon työtely kylttyyri-, identiteetti- ja samfynniperspektiiviin kans, ja kylttyyrimuistoin, kylttyyrihistuuriin ja uskonon hallinan kans. Myrvoll oon varhemin työtely peruskoulussa, Saametingassa, Riikinantikvaarissa, museuminjohtaajanna ja tutkiijanna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gmail-nav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size-asian="10pt" style:language-asian="nb" style:country-asian="NO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language-asian="nb" style:country-asian="NO" style:font-name-complex="Times New Roman1" style:font-family-complex="'Times New Roman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ger Elin Kristina Utsi</meta:initial-creator>
    <dc:creator>Aili E.</dc:creator>
    <meta:editing-cycles>2</meta:editing-cycles>
    <meta:creation-date>2020-10-26T11:52:00</meta:creation-date>
    <dc:date>2020-10-26T11:52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1" meta:paragraph-count="8" meta:word-count="106" meta:character-count="891" meta:non-whitespace-character-count="793"/>
    <meta:user-defined meta:name="AppVersion">16.0000</meta:user-defined>
    <meta:user-defined meta:name="Company">UiT Norges arktiske universitet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